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40000003205893A07.png" manifest:media-type="image/png"/>
  <manifest:file-entry manifest:full-path="Pictures/10000201000000C90000003EF1B5AA94.png" manifest:media-type="image/png"/>
  <manifest:file-entry manifest:full-path="Pictures/10002A28000014C80000066B102E1C1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19cm" svg:height="1.642cm" svg:x="1.38cm" svg:y="0.6cm">
          <draw:image xlink:href="Pictures/10002A28000014C80000066B102E1C17.svg" xlink:type="simple" xlink:show="embed" xlink:actuate="onLoad">
            <text:p/>
          </draw:image>
          <draw:image xlink:href="Pictures/10000201000000C90000003EF1B5AA94.png" xlink:type="simple" xlink:show="embed" xlink:actuate="onLoad"/>
        </draw:frame>
        <draw:frame draw:style-name="gr2" draw:text-style-name="P1" draw:layer="layout" svg:width="6cm" svg:height="1.53cm" svg:x="0.887cm" svg:y="0.437cm">
          <draw:image xlink:href="Pictures/10000000000000C40000003205893A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jourdan-n</meta:initial-creator>
    <meta:creation-date>2009-09-02T11:13:40</meta:creation-date>
    <dc:date>2014-12-01T16:54:15.075964671</dc:date>
    <meta:editing-cycles>15</meta:editing-cycles>
    <meta:editing-duration>PT4H41M38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